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map style:condition="cell-content()=100" style:apply-style-name="Good" style:base-cell-address="CBAM.B13"/>
      <style:map style:condition="cell-content()!=100" style:apply-style-name="Error" style:base-cell-address="CBAM.B13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BAM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row table:style-name="ro1">
          <table:table-cell table:style-name="ce2" office:value-type="string" calcext:value-type="string">
            <text:p>Ingegneria del Software II A.A. 2020/2021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Deliverable III: CBAM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Massimo Stanzione, matr. 0304936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5" office:value-type="string" calcext:value-type="string">
            <text:p>Attributi di qualità</text:p>
          </table:table-cell>
          <table:table-cell table:style-name="ce10" office:value-type="string" calcext:value-type="string">
            <text:p>Peso</text:p>
          </table:table-cell>
          <table:table-cell table:style-name="ce16" office:value-type="string" calcext:value-type="string">
            <text:p>GitHub Actions</text:p>
          </table:table-cell>
          <table:table-cell table:style-name="ce16" office:value-type="string" calcext:value-type="string">
            <text:p>GitLab</text:p>
          </table:table-cell>
          <table:table-cell table:style-name="ce16" office:value-type="string" calcext:value-type="string">
            <text:p>CircleCI</text:p>
          </table:table-cell>
          <table:table-cell table:style-name="ce10" office:value-type="string" calcext:value-type="string">
            <text:p>Jenkins</text:p>
          </table:table-cell>
        </table:table-row>
        <table:table-row table:style-name="ro1">
          <table:table-cell office:value-type="string" calcext:value-type="string">
            <text:p>Facilità di configurazione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Facilità di migrazione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Ambiente di esecuzion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imiti di disponibilità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urabilità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azio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Usabilità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eso totale</text:p>
          </table:table-cell>
          <table:table-cell table:style-name="ce12" table:formula="of:=SUM([.B6:.B12])" office:value-type="float" office:value="100" calcext:value-type="float">
            <text:p>100</text:p>
          </table:table-cell>
          <table:table-cell table:style-name="ce17" table:number-columns-repeated="3"/>
          <table: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Rischio</text:p>
          </table:table-cell>
          <table:covered-table-cell table:style-name="ce13"/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Benefit</text:p>
          </table:table-cell>
          <table:covered-table-cell table:style-name="ce14"/>
          <table:table-cell table:style-name="ce1" table:formula="of:=([.C6]*[.B6]+[.C7]*[.B7]+[.C8]*[.B8]+[.C9]*[.B9]+[.C10]*[.B10]+[.C11]*[.B11]+[.C12]*[.B12])*ABS([.C14]-1)" office:value-type="float" office:value="59.4" calcext:value-type="float">
            <text:p>59,4</text:p>
          </table:table-cell>
          <table:table-cell table:style-name="ce1" table:formula="of:=([.D6]*[.B6]+[.D7]*[.B7]+[.D8]*[.B8]+[.D9]*[.B9]+[.D10]*[.B10]+[.D11]*[.B11]+[.D12]*[.B12])*ABS([.D14]-1)" office:value-type="float" office:value="5.3" calcext:value-type="float">
            <text:p>5,3</text:p>
          </table:table-cell>
          <table:table-cell table:style-name="ce1" table:formula="of:=([.E6]*[.B6]+[.E7]*[.B7]+[.E8]*[.B8]+[.E9]*[.B9]+[.E10]*[.B10]+[.E11]*[.B11]+[.E12]*[.B12])*ABS([.E14]-1)" office:value-type="float" office:value="60.2" calcext:value-type="float">
            <text:p>60,2</text:p>
          </table:table-cell>
          <table:table-cell table:style-name="ce22" table:formula="of:=([.F6]*[.B6]+[.F7]*[.B7]+[.F8]*[.B8]+[.F9]*[.B9]+[.F10]*[.B10]+[.F11]*[.B11]+[.F12]*[.B12])*ABS([.F14]-1)" office:value-type="float" office:value="4.8" calcext:value-type="float">
            <text:p>4,8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Costo (USD)</text:p>
          </table:table-cell>
          <table:covered-table-cell table:style-name="ce1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Desiderabilità</text:p>
          </table:table-cell>
          <table:covered-table-cell table:style-name="ce15"/>
          <table:table-cell table:style-name="ce19" table:formula="of:=[.C15]/[.C16]" office:value-type="float" office:value="11.88" calcext:value-type="float">
            <text:p>11,88</text:p>
          </table:table-cell>
          <table:table-cell table:style-name="ce19" table:formula="of:=[.D15]/[.D16]" office:value-type="float" office:value="0.212" calcext:value-type="float">
            <text:p>0,212</text:p>
          </table:table-cell>
          <table:table-cell table:style-name="ce19" table:formula="of:=[.E15]/[.E16]" office:value-type="float" office:value="12.04" calcext:value-type="float">
            <text:p>12,04</text:p>
          </table:table-cell>
          <table:table-cell table:style-name="ce23" table:formula="of:=[.F15]/[.F16]" office:value-type="float" office:value="0.32" calcext:value-type="float">
            <text:p>0,32</text:p>
          </table:table-cell>
        </table:table-row>
        <calcext:conditional-formats>
          <calcext:conditional-format calcext:target-range-address="CBAM.B13:CBAM.B13">
            <calcext:condition calcext:apply-style-name="Good" calcext:value="=100" calcext:base-cell-address="CBAM.B13"/>
            <calcext:condition calcext:apply-style-name="Error" calcext:value="!=100" calcext:base-cell-address="CBAM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6:49:03.5289236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03:06:07.282889264</meta:creation-date>
    <dc:date>2022-02-12T16:49:35.066936874</dc:date>
    <meta:editing-duration>PT40M29S</meta:editing-duration>
    <meta:editing-cycles>4</meta:editing-cycles>
    <meta:generator>LibreOffice/6.4.7.2$Linux_X86_64 LibreOffice_project/40$Build-2</meta:generator>
    <meta:document-statistic meta:table-count="1" meta:cell-count="73" meta:object-count="0"/>
  </office:meta>
</office:document-meta>
</file>